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fo:font-size="18pt" officeooo:rsid="002c8a96" officeooo:paragraph-rsid="002c8a96" style:font-size-asian="18pt" style:font-size-complex="18pt"/>
    </style:style>
    <style:style style:name="P2" style:family="paragraph" style:parent-style-name="Header">
      <style:text-properties officeooo:rsid="002c8a96" officeooo:paragraph-rsid="002c8a96"/>
    </style:style>
    <style:style style:name="P3" style:family="paragraph" style:parent-style-name="Standard">
      <style:text-properties officeooo:rsid="001965f7" officeooo:paragraph-rsid="001965f7"/>
    </style:style>
    <style:style style:name="P4" style:family="paragraph" style:parent-style-name="Standard">
      <style:text-properties officeooo:rsid="001965f7" officeooo:paragraph-rsid="001d3c1b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true"/>
      <style:text-properties officeooo:rsid="0017f910" officeooo:paragraph-rsid="0017f910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true"/>
      <style:text-properties officeooo:rsid="00257075" officeooo:paragraph-rsid="00257075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true"/>
      <style:text-properties officeooo:rsid="00257e36" officeooo:paragraph-rsid="00257e36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true"/>
      <style:text-properties officeooo:rsid="0025fd5f" officeooo:paragraph-rsid="0025fd5f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true"/>
      <style:text-properties officeooo:rsid="0025fd5f" officeooo:paragraph-rsid="00284ecd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true"/>
      <style:text-properties officeooo:rsid="0029c000" officeooo:paragraph-rsid="0029c000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true"/>
      <style:text-properties officeooo:rsid="002b9fa5" officeooo:paragraph-rsid="002b9fa5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true"/>
      <style:text-properties officeooo:rsid="002bb262" officeooo:paragraph-rsid="002bb262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true"/>
      <style:text-properties officeooo:rsid="00257075" officeooo:paragraph-rsid="00284ecd"/>
    </style:style>
    <style:style style:name="P14" style:family="paragraph" style:parent-style-name="Standard">
      <style:paragraph-properties fo:margin-left="0cm" fo:margin-right="0cm" fo:text-align="justify" style:justify-single-word="false" fo:text-indent="0cm" style:auto-text-indent="true"/>
      <style:text-properties officeooo:rsid="002bb262" officeooo:paragraph-rsid="002bb262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true"/>
      <style:text-properties officeooo:rsid="002b9fa5" officeooo:paragraph-rsid="002b9fa5"/>
    </style:style>
    <style:style style:name="P16" style:family="paragraph" style:parent-style-name="Standard">
      <style:text-properties officeooo:rsid="001d3c1b" officeooo:paragraph-rsid="001d3c1b"/>
    </style:style>
    <style:style style:name="P17" style:family="paragraph" style:parent-style-name="Standard">
      <style:text-properties officeooo:rsid="001965f7" officeooo:paragraph-rsid="001965f7"/>
    </style:style>
    <style:style style:name="T1" style:family="text">
      <style:text-properties officeooo:rsid="001d3c1b"/>
    </style:style>
    <style:style style:name="T2" style:family="text">
      <style:text-properties officeooo:rsid="002011ef"/>
    </style:style>
    <style:style style:name="T3" style:family="text">
      <style:text-properties officeooo:rsid="00205227"/>
    </style:style>
    <style:style style:name="T4" style:family="text">
      <style:text-properties officeooo:rsid="00217c79"/>
    </style:style>
    <style:style style:name="T5" style:family="text">
      <style:text-properties officeooo:rsid="0029f1e8"/>
    </style:style>
    <style:style style:name="T6" style:family="text">
      <style:text-properties officeooo:rsid="002b9fa5"/>
    </style:style>
    <style:style style:name="T7" style:family="text">
      <style:text-properties officeooo:rsid="002d17d1"/>
    </style:style>
    <style:style style:name="T8" style:family="text">
      <style:text-properties officeooo:rsid="002d671c"/>
    </style:style>
    <style:style style:name="T9" style:family="text">
      <style:text-properties officeooo:rsid="002e4b9a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OBJETIVO:</text:p>
      <text:p text:style-name="P7">O objetivo de desenvolver o sistema seria a substituição do uso das diversas planilhas preenchidas mensalmente para um programa que gerenciasse de forma mais precisa e segura, os dados pertinentes à produção e comercialização de gelo.</text:p>
      <text:p text:style-name="P5"/>
      <text:p text:style-name="P8">PROPOSTA:</text:p>
      <text:p text:style-name="P8">Propõe-se desenvolver o sistema baseado no modelo Cliente-Servidor por facilitar a segurança e o acesso aos dados, concentrando as informações em um lugar, acessível a todos os clientes. Desta forma, faz-se necessário uma arquitetura de rede de computadores.</text:p>
      <text:p text:style-name="P9">O sistema seria apresentado e entregue em módulos, a fim de facilitar o treinamento e adequação dos usuários às telas de lançamentos de dados.</text:p>
      <text:p text:style-name="P9"/>
      <text:p text:style-name="P13">ESTRUTURA INICIAL</text:p>
      <text:p text:style-name="P3"><text:tab/>Cadastros:</text:p>
      <text:p text:style-name="P3"><text:tab/><text:tab/>→ Clientes;</text:p>
      <text:p text:style-name="P3"><text:tab/><text:tab/>→ Fornecedores;</text:p>
      <text:p text:style-name="P3"><text:tab/><text:tab/>→ Equipamentos;</text:p>
      <text:p text:style-name="P3"><text:tab/><text:tab/>→ Frota;</text:p>
      <text:p text:style-name="P3"><text:tab/><text:tab/>→ Insumos <text:span text:style-name="T7">&amp; Serviços</text:span>;</text:p>
      <text:p text:style-name="P3"><text:tab/><text:tab/>→ Colaboradores <text:span text:style-name="T8">internos</text:span>;</text:p>
      <text:p text:style-name="P3"><text:tab/>Lançamentos:</text:p>
      <text:p text:style-name="P3"><text:tab/><text:tab/>→ Venda externa;</text:p>
      <text:p text:style-name="P3"><text:tab/><text:tab/>→ <text:span text:style-name="T1">Contas a pagar e a receber</text:span>;</text:p>
      <text:p text:style-name="P3"><text:tab/><text:tab/>→<text:span text:style-name="T1"> Produção e estocagem;</text:span></text:p>
      <text:p text:style-name="P3"><text:tab/><text:tab/>→<text:span text:style-name="T1"> Registro de avarias;</text:span></text:p>
      <text:p text:style-name="P3"><text:tab/><text:tab/>→<text:span text:style-name="T1"> Estoque de insumos;</text:span></text:p>
      <text:p text:style-name="P3"><text:tab/><text:tab/>→<text:span text:style-name="T4"> Comodatos;</text:span></text:p>
      <text:p text:style-name="P3"><text:tab/><text:span text:style-name="T2">Agenda de entregas:</text:span></text:p>
      <text:p text:style-name="P4"><text:tab/><text:tab/>→<text:span text:style-name="T1">Registro de saída e chegada;</text:span></text:p>
      <text:p text:style-name="P16"><text:tab/><text:tab/>→Controle de rotas; <text:s/></text:p>
      <text:p text:style-name="P4"><text:tab/><text:tab/>→<text:span text:style-name="T3">Controle de combustível;</text:span></text:p>
      <text:p text:style-name="P4"><text:tab/><text:tab/>→<text:span text:style-name="T2">Custos logísticos;</text:span></text:p>
      <text:p text:style-name="P4"><text:tab/><text:span text:style-name="T2">Manutenção:</text:span></text:p>
      <text:p text:style-name="P4"><text:tab/><text:tab/>→<text:span text:style-name="T2"> Veículos;</text:span></text:p>
      <text:p text:style-name="P4"><text:tab/><text:tab/>→<text:span text:style-name="T2"> Equipamentos internos;</text:span></text:p>
      <text:p text:style-name="P3"><text:tab/><text:span text:style-name="T1">Controle financeiro:</text:span></text:p>
      <text:p text:style-name="P3"><text:tab/><text:tab/>→<text:span text:style-name="T1"> Gerenciamento de custos;</text:span></text:p>
      <text:p text:style-name="P3"><text:tab/><text:tab/>→<text:span text:style-name="T1"> Fluxo de caixa;</text:span></text:p>
      <text:p text:style-name="P3"><text:tab/><text:tab/>→<text:span text:style-name="T1"> Resultado financeiro;</text:span></text:p>
      <text:p text:style-name="P3"><text:tab/><text:tab/>→ <text:span text:style-name="T9">Nota Fiscal e Boletos (sem gerá-los);</text:span></text:p>
      <text:p text:style-name="P3"><text:tab/><text:span text:style-name="T4">Relatórios:</text:span></text:p>
      <text:p text:style-name="P3"><text:tab/><text:tab/>→<text:span text:style-name="T4"> </text:span></text:p>
      <text:p text:style-name="P3"/>
      <text:p text:style-name="P10">VALORES </text:p>
      <text:p text:style-name="P10">Propõe-se o valor de R$ <text:span text:style-name="T5">3.000</text:span>,00 <text:span text:style-name="T6">(três mil) </text:span>para desenvolvimento do projeto. <text:span text:style-name="T6">Após o desenvolvimento, haverá garantia de 5 (cinco) meses para correções de processos e implementação de relatórios.</text:span></text:p>
      <text:p text:style-name="P10"/>
      <text:p text:style-name="P11"/>
      <text:p text:style-name="P11"/>
      <text:p text:style-name="P11"/>
      <text:p text:style-name="P11"/>
      <text:p text:style-name="P11"/>
      <text:p text:style-name="P11"><text:soft-page-break/>CRONOGRAMA</text:p>
      <text:p text:style-name="P12"/>
      <text:p text:style-name="P12"><draw:frame draw:style-name="fr1" draw:name="Objeto1" text:anchor-type="paragraph" svg:width="12.945cm" svg:height="5.8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0"><text:tab/></text:p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-left="0cm" fo:padding-right="0cm" fo:padding-top="0cm" fo:padding-bottom="0.074cm" fo:border-left="none" fo:border-right="none" fo:border-top="none" fo:border-bottom="0.99pt solid #000000" style:join-border="false"/>
      <style:text-properties fo:font-size="18pt" officeooo:rsid="002c8a96" officeooo:paragraph-rsid="002c8a96" style:font-size-asian="18pt" style:font-size-complex="18pt"/>
    </style:style>
    <style:style style:name="MP2" style:family="paragraph" style:parent-style-name="Header">
      <style:text-properties officeooo:rsid="002c8a96" officeooo:paragraph-rsid="002c8a9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roposta de desenvolvimento de sistema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1T10:59:58.355805844</meta:creation-date>
    <dc:date>2018-06-25T12:24:27.202607912</dc:date>
    <meta:editing-duration>PT1H29M5S</meta:editing-duration>
    <meta:editing-cycles>20</meta:editing-cycles>
    <meta:generator>LibreOffice/6.0.3.2$Linux_X86_64 LibreOffice_project/00m0$Build-2</meta:generator>
    <meta:document-statistic meta:table-count="0" meta:image-count="0" meta:object-count="1" meta:page-count="2" meta:paragraph-count="41" meta:word-count="223" meta:character-count="1510" meta:non-whitespace-character-count="126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8.35mm"/>
    </style:style>
    <style:style style:name="co3" style:family="table-column">
      <style:table-column-properties fo:break-before="auto" style:column-width="25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a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a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1" table:number-columns-repeated="2" table:default-cell-style-name="ce9"/>
        <table:table-row table:style-name="ro1" table:number-rows-repeated="2">
          <table:table-cell table:number-columns-repeated="2"/>
          <table:table-cell table:style-name="Default" table:number-columns-repeated="3"/>
        </table:table-row>
        <table:table-row table:style-name="ro1">
          <table:table-cell/>
          <table:table-cell table:style-name="ce7" office:value-type="string" calcext:value-type="string">
            <text:p>Tarefa</text:p>
          </table:table-cell>
          <table:table-cell table:style-name="ce7" office:value-type="string" calcext:value-type="string">
            <text:p>Duração (dias)</text:p>
          </table:table-cell>
          <table:table-cell table:style-name="ce7" office:value-type="string" calcext:value-type="string">
            <text:p>Início</text:p>
          </table:table-cell>
          <table:table-cell table:style-name="ce7" office:value-type="string" calcext:value-type="string">
            <text:p>Fim</text:p>
          </table:table-cell>
        </table:table-row>
        <table:table-row table:style-name="ro1">
          <table:table-cell table:number-columns-repeated="2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Análise de Requisitos</text:p>
          </table:table-cell>
          <table:table-cell office:value-type="float" office:value="14" calcext:value-type="float">
            <text:p>14</text:p>
          </table:table-cell>
          <table:table-cell office:value-type="date" office:date-value="2018-06-15" calcext:value-type="date">
            <text:p>15/06/18</text:p>
          </table:table-cell>
          <table:table-cell office:value-type="date" office:date-value="2018-06-22" calcext:value-type="date">
            <text:p>22/06/18</text:p>
          </table:table-cell>
        </table:table-row>
        <table:table-row table:style-name="ro1">
          <table:table-cell/>
          <table:table-cell office:value-type="string" calcext:value-type="string">
            <text:p>Definição de banco de dados</text:p>
          </table:table-cell>
          <table:table-cell office:value-type="float" office:value="3" calcext:value-type="float">
            <text:p>3</text:p>
          </table:table-cell>
          <table:table-cell office:value-type="date" office:date-value="2018-06-22" calcext:value-type="date">
            <text:p>22/06/18</text:p>
          </table:table-cell>
          <table:table-cell office:value-type="date" office:date-value="2018-06-24" calcext:value-type="date">
            <text:p>24/06/18</text:p>
          </table:table-cell>
        </table:table-row>
        <table:table-row table:style-name="ro1">
          <table:table-cell/>
          <table:table-cell office:value-type="string" calcext:value-type="string">
            <text:p>Estruturação do sistema</text:p>
          </table:table-cell>
          <table:table-cell office:value-type="float" office:value="2" calcext:value-type="float">
            <text:p>2</text:p>
          </table:table-cell>
          <table:table-cell office:value-type="date" office:date-value="2018-06-24" calcext:value-type="date">
            <text:p>24/06/18</text:p>
          </table:table-cell>
          <table:table-cell office:value-type="date" office:date-value="2018-06-25" calcext:value-type="date">
            <text:p>25/06/18</text:p>
          </table:table-cell>
        </table:table-row>
        <table:table-row table:style-name="ro1">
          <table:table-cell/>
          <table:table-cell office:value-type="string" calcext:value-type="string">
            <text:p>Implementação tabelas de domínio</text:p>
          </table:table-cell>
          <table:table-cell office:value-type="float" office:value="5" calcext:value-type="float">
            <text:p>5</text:p>
          </table:table-cell>
          <table:table-cell office:value-type="date" office:date-value="2018-06-25" calcext:value-type="date">
            <text:p>25/06/18</text:p>
          </table:table-cell>
          <table:table-cell office:value-type="date" office:date-value="2018-06-29" calcext:value-type="date">
            <text:p>29/06/18</text:p>
          </table:table-cell>
        </table:table-row>
        <table:table-row table:style-name="ro1">
          <table:table-cell/>
          <table:table-cell office:value-type="string" calcext:value-type="string">
            <text:p>Apresentação ao clien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date" office:date-value="2018-06-29" calcext:value-type="date">
            <text:p>29/06/18</text:p>
          </table:table-cell>
        </table:table-row>
        <table:table-row table:style-name="ro1">
          <table:table-cell/>
          <table:table-cell office:value-type="string" calcext:value-type="string">
            <text:p>Implementação relacionamentos</text:p>
          </table:table-cell>
          <table:table-cell office:value-type="float" office:value="15" calcext:value-type="float">
            <text:p>15</text:p>
          </table:table-cell>
          <table:table-cell office:value-type="date" office:date-value="0208-06-29" calcext:value-type="date">
            <text:p>29/06/08</text:p>
          </table:table-cell>
          <table:table-cell office:value-type="date" office:date-value="2018-07-13" calcext:value-type="date">
            <text:p>13/07/18</text:p>
          </table:table-cell>
        </table:table-row>
        <table:table-row table:style-name="ro1">
          <table:table-cell/>
          <table:table-cell office:value-type="string" calcext:value-type="string">
            <text:p>Apresentação ao clien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date" office:date-value="2018-07-13" calcext:value-type="date">
            <text:p>13/07/18</text:p>
          </table:table-cell>
        </table:table-row>
        <table:table-row table:style-name="ro1">
          <table:table-cell/>
          <table:table-cell office:value-type="string" calcext:value-type="string">
            <text:p>Implementação corretivas</text:p>
          </table:table-cell>
          <table:table-cell office:value-type="float" office:value="8" calcext:value-type="float">
            <text:p>8</text:p>
          </table:table-cell>
          <table:table-cell office:value-type="date" office:date-value="2018-07-13" calcext:value-type="date">
            <text:p>13/07/18</text:p>
          </table:table-cell>
          <table:table-cell office:value-type="date" office:date-value="2018-07-20" calcext:value-type="date">
            <text:p>20/07/18</text:p>
          </table:table-cell>
        </table:table-row>
        <table:table-row table:style-name="ro1">
          <table:table-cell/>
          <table:table-cell office:value-type="string" calcext:value-type="string">
            <text:p>Apresentação ao clien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date" office:date-value="2018-07-20" calcext:value-type="date">
            <text:p>20/07/18</text:p>
          </table:table-cell>
        </table:table-row>
        <table:table-row table:style-name="ro1">
          <table:table-cell/>
          <table:table-cell office:value-type="string" calcext:value-type="string">
            <text:p>Implementação de relatórios</text:p>
          </table:table-cell>
          <table:table-cell office:value-type="float" office:value="8" calcext:value-type="float">
            <text:p>8</text:p>
          </table:table-cell>
          <table:table-cell office:value-type="date" office:date-value="2018-07-20" calcext:value-type="date">
            <text:p>20/07/18</text:p>
          </table:table-cell>
          <table:table-cell office:value-type="date" office:date-value="2018-07-27" calcext:value-type="date">
            <text:p>27/07/18</text:p>
          </table:table-cell>
        </table:table-row>
        <table:table-row table:style-name="ro1">
          <table:table-cell/>
          <table:table-cell office:value-type="string" calcext:value-type="string">
            <text:p>Entrega oficial do sistem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date" office:date-value="2018-07-30" calcext:value-type="date">
            <text:p>30/07/18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5">00/00/0000</text:date>, <text:time style:data-style-name="N2" text:time-value="12:24:11.57212817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